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Validator.validate( Validator validator , Source source , String systemId , int repetitions , boolean memoryU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urceValidato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Validator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Validator.printResults( PrintWriter out , String uri , long time , long memory , int repet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Validato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Validator.main( String [ ] argv )</text:p>
          </table:table-cell>
          <table:table-cell office:value-type="float" office:value="64">
            <text:p text:style-name="Table_20_Contents">64</text:p>
          </table:table-cell>
          <table:table-cell office:value-type="float" office:value="47">
            <text:p text:style-name="Table_20_Contents">47</text:p>
          </table:table-cell>
          <table:table-cell office:value-type="float" office:value="253">
            <text:p text:style-name="Table_20_Contents">253</text:p>
          </table:table-cell>
        </table:table-row>
        <table:table-row>
          <table:table-cell office:value-type="string">
            <text:p text:style-name="Table_20_Contents">SourceValidator.printUs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ourceValidator.validate( Validator validator , XMLInputFactory xif , String systemId , int repetitions , boolean memoryU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ourceValidator.Sourc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Validato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